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4-12-31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4-01-03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3-01-0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2-01-03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1-01-08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20-01-08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9-0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8-01-0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7-01-11 19:5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6-01-06 22:0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5-01-07 21:2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39101180101</text:p>
          </table:table-cell>
          <table:table-cell office:value-type="string" calcext:value-type="string">
            <text:p>2014-01-08 22:4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